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sine" svg:font-family="Cousine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2" style:family="table">
      <style:table-properties style:width="16.484cm" fo:margin-left="-0.199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>
        <style:tab-stops>
          <style:tab-stop style:position="14.261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20%" fo:orphans="0" fo:widows="0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/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>
        <style:tab-stops>
          <style:tab-stop style:position="14.261cm"/>
        </style:tab-stops>
      </style:paragraph-properties>
      <style:text-properties fo:color="#00000a" fo:font-size="12pt" fo:language="en" fo:country="US" style:font-name-asian="Times New Roman1" style:font-size-asian="12pt" style:font-size-complex="12pt"/>
    </style:style>
    <style:style style:name="P9" style:family="paragraph" style:parent-style-name="Standard">
      <style:paragraph-properties fo:line-height="150%"/>
      <style:text-properties fo:color="#00000a" fo:font-size="12pt" style:font-name-asian="Times New Roman1" style:font-size-asian="12pt" style:font-size-complex="12pt"/>
    </style:style>
    <style:style style:name="P10" style:family="paragraph" style:parent-style-name="Standard">
      <style:text-properties fo:color="#00000a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20%"/>
    </style:style>
    <style:style style:name="P14" style:family="paragraph" style:parent-style-name="Standard">
      <style:paragraph-properties fo:line-height="120%" fo:orphans="0" fo:widows="0"/>
    </style:style>
    <style:style style:name="P15" style:family="paragraph" style:parent-style-name="Standard">
      <style:paragraph-properties fo:line-height="150%"/>
      <style:text-properties fo:font-size="12pt" style:font-size-asian="12pt" style:font-size-complex="12pt" style:font-style-complex="italic"/>
    </style:style>
    <style:style style:name="P16" style:family="paragraph" style:parent-style-name="Standard">
      <style:paragraph-properties>
        <style:tab-stops>
          <style:tab-stop style:position="6.403cm"/>
        </style:tab-stops>
      </style:paragraph-properties>
    </style:style>
    <style:style style:name="P17" style:family="paragraph" style:parent-style-name="Standard" style:list-style-name="WWNum1">
      <style:paragraph-properties fo:line-height="120%" fo:orphans="0" fo:widows="0" fo:padding="0cm" fo:border="none">
        <style:tab-stops>
          <style:tab-stop style:position="2cm"/>
        </style:tab-stops>
      </style:paragraph-properties>
    </style:style>
    <style:style style:name="P18" style:family="paragraph" style:parent-style-name="Standard" style:list-style-name="WWNum1">
      <style:paragraph-properties fo:line-height="120%" fo:orphans="0" fo:widows="0" fo:padding="0cm" fo:border="none">
        <style:tab-stops>
          <style:tab-stop style:position="0.501cm"/>
          <style:tab-stop style:position="2cm"/>
        </style:tab-stops>
      </style:paragraph-properties>
    </style:style>
    <style:style style:name="P19" style:family="paragraph" style:parent-style-name="Standard">
      <style:paragraph-properties fo:line-height="100%" fo:padding="0cm" fo:border="none"/>
    </style:style>
    <style:style style:name="P20" style:family="paragraph" style:parent-style-name="Standard">
      <style:paragraph-properties fo:line-height="100%" fo:padding="0cm" fo:border="none"/>
      <style:text-properties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21" style:family="paragraph" style:parent-style-name="Standard">
      <style:paragraph-properties fo:line-height="100%" fo:padding="0cm" fo:border="none"/>
      <style:text-properties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22" style:family="paragraph" style:parent-style-name="Standard">
      <style:paragraph-properties fo:margin-left="0cm" fo:margin-right="0cm" fo:line-height="120%" fo:text-indent="1cm" style:auto-text-indent="false"/>
    </style:style>
    <style:style style:name="P23" style:family="paragraph" style:parent-style-name="Standard">
      <style:paragraph-properties fo:margin-left="0cm" fo:margin-right="0cm" fo:line-height="120%" fo:text-align="justify" style:justify-single-word="false" fo:text-indent="1cm" style:auto-text-indent="false"/>
    </style:style>
    <style:style style:name="P24" style:family="paragraph" style:parent-style-name="Standard">
      <style:paragraph-properties fo:margin-left="0cm" fo:margin-right="0cm" fo:line-height="120%" fo:text-indent="1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0cm" fo:margin-right="0cm" fo:line-height="120%" fo:text-indent="1cm" style:auto-text-indent="false"/>
      <style:text-properties fo:font-size="12pt" style:font-size-asian="12pt" style:font-size-complex="12pt" style:font-style-complex="italic"/>
    </style:style>
    <style:style style:name="P26" style:family="paragraph" style:parent-style-name="Standard">
      <style:paragraph-properties fo:margin-left="5.08cm" fo:margin-right="0cm" fo:line-height="120%" fo:text-indent="1.27cm" style:auto-text-indent="false"/>
    </style:style>
    <style:style style:name="P27" style:family="paragraph" style:parent-style-name="Standard">
      <style:paragraph-properties fo:margin-left="5.08cm" fo:margin-right="0cm" fo:line-height="120%" fo:text-align="justify" style:justify-single-word="false" fo:text-indent="1.27cm" style:auto-text-indent="false"/>
    </style:style>
    <style:style style:name="P28" style:family="paragraph" style:parent-style-name="Standard">
      <style:paragraph-properties fo:margin-left="5.08cm" fo:margin-right="0cm" fo:line-height="120%" fo:text-indent="1.27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50%" fo:padding="0cm" fo:border="non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3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37" style:family="paragraph" style:parent-style-name="Preformatted_20_Text">
      <style:paragraph-properties fo:line-height="100%" fo:padding="0cm" fo:border="none"/>
    </style:style>
    <style:style style:name="P38" style:family="paragraph" style:parent-style-name="Preformatted_20_Text">
      <style:paragraph-properties fo:margin-left="0cm" fo:margin-right="0cm" fo:line-height="150%" fo:text-align="justify" style:justify-single-word="false" fo:text-indent="1.251cm" style:auto-text-indent="false"/>
      <style:text-properties fo:color="#008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1" style:family="text">
      <style:text-properties fo:font-variant="small-caps"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a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a" fo:font-size="12pt" style:font-name-asian="Times New Roman1" style:font-size-asian="12pt" style:font-size-complex="12pt"/>
    </style:style>
    <style:style style:name="T6" style:family="text">
      <style:text-properties fo:color="#00000a" fo:font-size="12pt" fo:language="en" fo:country="US" style:font-name-asian="Times New Roman1" style:font-size-asian="12pt" style:font-size-complex="12pt"/>
    </style:style>
    <style:style style:name="T7" style:family="text">
      <style:text-properties fo:color="#00000a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fo:language="en" fo:country="US" style:font-size-asian="12pt" style:font-size-complex="12pt" style:font-style-complex="italic"/>
    </style:style>
    <style:style style:name="T15" style:family="text">
      <style:text-properties fo:font-size="12pt" fo:language="en" fo:country="US" style:font-name-asian="Calibri1" style:font-size-asian="12pt" style:language-asian="en" style:country-asian="US" style:font-size-complex="12pt"/>
    </style:style>
    <style:style style:name="T16" style:family="text">
      <style:text-properties fo:font-size="12pt" style:font-name-asian="Calibri1" style:font-size-asian="12pt" style:language-asian="en" style:country-asian="US" style:font-size-complex="12pt"/>
    </style:style>
    <style:style style:name="T17" style:family="text">
      <style:text-properties style:font-name="Symbol" fo:font-size="12pt" fo:language="en" fo:country="US" fo:font-style="italic" style:font-name-asian="Symbol1" style:font-size-asian="12pt" style:font-style-asian="italic" style:font-name-complex="Symbol1" style:font-size-complex="12pt" style:font-style-complex="italic"/>
    </style:style>
    <style:style style:name="T18" style:family="text">
      <style:text-properties style:font-name="Symbol" fo:font-size="9.5pt" fo:language="en" fo:country="US" style:font-name-asian="Symbol1" style:font-size-asian="9.5pt" style:font-name-complex="Symbol1" style:font-size-complex="9.5pt" style:font-style-complex="italic"/>
    </style:style>
    <style:style style:name="T19" style:family="text">
      <style:text-properties fo:color="#0000ff" fo:font-size="9.5pt" fo:language="en" fo:country="US" style:font-name-asian="Calibri1" style:font-size-asian="9.5pt" style:language-asian="en" style:country-asian="US" style:font-size-complex="9.5pt"/>
    </style:style>
    <style:style style:name="T20" style:family="text">
      <style:text-properties fo:color="#0000ff" fo:font-size="12pt" style:font-name-asian="Calibri1" style:font-size-asian="12pt" style:language-asian="en" style:country-asian="US" style:font-size-complex="12pt"/>
    </style:style>
    <style:style style:name="T21" style:family="text">
      <style:text-properties fo:color="#0000ff" fo:font-size="12pt" fo:language="en" fo:country="US" style:font-name-asian="Calibri1" style:font-size-asian="12pt" style:language-asian="en" style:country-asian="US" style:font-size-complex="12pt"/>
    </style:style>
    <style:style style:name="T22" style:family="text">
      <style:text-properties fo:color="#0000ff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23" style:family="text">
      <style:text-properties fo:color="#0000ff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24" style:family="text">
      <style:text-properties fo:font-size="9.5pt" fo:language="en" fo:country="US" style:font-name-asian="Calibri1" style:font-size-asian="9.5pt" style:language-asian="en" style:country-asian="US" style:font-size-complex="9.5pt"/>
    </style:style>
    <style:style style:name="T25" style:family="text">
      <style:text-properties fo:color="#2b91af" fo:font-size="9.5pt" fo:language="en" fo:country="US" style:font-name-asian="Calibri1" style:font-size-asian="9.5pt" style:language-asian="en" style:country-asian="US" style:font-size-complex="9.5pt"/>
    </style:style>
    <style:style style:name="T26" style:family="text">
      <style:text-properties fo:color="#2b91af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27" style:family="text">
      <style:text-properties fo:color="#808080" fo:font-size="9.5pt" fo:language="en" fo:country="US" style:font-name-asian="Calibri1" style:font-size-asian="9.5pt" style:language-asian="en" style:country-asian="US" style:font-size-complex="9.5pt"/>
    </style:style>
    <style:style style:name="T28" style:family="text">
      <style:text-properties fo:color="#808080" fo:font-size="12pt" style:font-name-asian="Calibri1" style:font-size-asian="12pt" style:language-asian="en" style:country-asian="US" style:font-size-complex="12pt"/>
    </style:style>
    <style:style style:name="T29" style:family="text">
      <style:text-properties fo:color="#808080" fo:font-size="12pt" fo:language="en" fo:country="US" style:font-name-asian="Calibri1" style:font-size-asian="12pt" style:language-asian="en" style:country-asian="US" style:font-size-complex="12pt"/>
    </style:style>
    <style:style style:name="T30" style:family="text">
      <style:text-properties fo:color="#80808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31" style:family="text">
      <style:text-properties style:font-name="Consolas" fo:font-size="10pt" style:font-name-asian="Courier New" style:font-size-asian="10pt" style:font-name-complex="Consolas1" style:font-size-complex="10pt"/>
    </style:style>
    <style:style style:name="T32" style:family="text">
      <style:text-properties style:font-name="Consolas" fo:font-size="10pt" style:font-name-asian="Cousine" style:font-size-asian="10pt" style:font-name-complex="Consolas1" style:font-size-complex="10pt"/>
    </style:style>
    <style:style style:name="T33" style:family="text">
      <style:text-properties style:font-name="Consolas" fo:font-size="10pt" fo:language="en" fo:country="US" style:font-name-asian="Courier New" style:font-size-asian="10pt" style:font-name-complex="Consolas1" style:font-size-complex="10pt"/>
    </style:style>
    <style:style style:name="T34" style:family="text">
      <style:text-properties style:font-name="Consolas" fo:font-size="9.5pt" style:font-size-asian="9.5pt" style:font-name-complex="Consolas1" style:font-size-complex="9.5pt"/>
    </style:style>
    <style:style style:name="T35" style:family="text">
      <style:text-properties style:font-name="Consolas" fo:font-size="9.5pt" style:font-size-asian="9.5pt" style:font-name-complex="Consolas1" style:font-size-complex="9.5pt" style:font-style-complex="italic"/>
    </style:style>
    <style:style style:name="T36" style:family="text">
      <style:text-properties style:font-name="Consolas" fo:font-size="9.5pt" fo:language="en" fo:country="US" style:font-size-asian="9.5pt" style:font-name-complex="Consolas1" style:font-size-complex="9.5pt"/>
    </style:style>
    <style:style style:name="T37" style:family="text">
      <style:text-properties style:font-name="Consolas" fo:font-size="9.5pt" fo:language="en" fo:country="US" style:font-size-asian="9.5pt" style:font-name-complex="Consolas1" style:font-size-complex="9.5pt" style:font-style-complex="italic"/>
    </style:style>
    <style:style style:name="T38" style:family="text">
      <style:text-properties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39" style:family="text">
      <style:text-properties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40" style:family="text">
      <style:text-properties fo:color="#a31515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41" style:family="text">
      <style:text-properties fo:color="#a31515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42" style:family="text">
      <style:text-properties fo:color="#00808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43" style:family="text">
      <style:text-properties fo:color="#00808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44" style:family="text">
      <style:text-properties fo:color="#008000"/>
    </style:style>
    <style:style style:name="T45" style:family="text">
      <style:text-properties fo:color="#008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46" style:family="text">
      <style:text-properties fo:color="#008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47" style:family="text">
      <style:text-properties fo:color="#008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48" style:family="text">
      <style:text-properties fo:language="en" fo:country="US"/>
    </style:style>
    <style:style style:name="T49" style:family="text">
      <style:text-properties fo:color="#c0c0c0"/>
    </style:style>
    <style:style style:name="T50" style:family="text">
      <style:text-properties fo:color="#c0c0c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51" style:family="text">
      <style:text-properties fo:color="#000080"/>
    </style:style>
    <style:style style:name="T52" style:family="text">
      <style:text-properties fo:color="#808000"/>
    </style:style>
    <style:style style:name="T53" style:family="text">
      <style:text-properties fo:color="#800080"/>
    </style:style>
    <style:style style:name="T54" style:family="text">
      <style:text-properties fo:font-size="10pt" style:font-name-asian="Courier New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3">Кафедра МО ЭВМ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3">ОТЧЕТ</text:span></text:p>
      <text:p text:style-name="P2"><text:span text:style-name="T3">по лабораторной работе № 1</text:span></text:p>
      <text:p text:style-name="P2"><text:span text:style-name="T3">по дисциплине «Алгоритмы и структуры данных»</text:span></text:p>
      <text:p text:style-name="P2"><text:span text:style-name="T3">Тема: Рекурсия</text:span></text:p>
      <text:p text:style-name="P4"/>
      <text:p text:style-name="P7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2">Студентка гр. 6383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1"><text:span text:style-name="T2"><text:s text:c="6"/>Михеева Е.Е.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2">Преподаватель</text:span>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2"><text:span text:style-name="T2">Шолохова О.М.</text:span></text:p>
          </table:table-cell>
        </table:table-row>
      </table:table>
      <text:p text:style-name="P4"/>
      <text:p text:style-name="P4"/>
      <text:p text:style-name="P2"><text:span text:style-name="T2">Санкт-Петербург</text:span></text:p>
      <text:p text:style-name="P2"><text:span text:style-name="T2">2017</text:span></text:p>
      <text:p text:style-name="P4"/>
      <text:p text:style-name="P4"/>
      <text:p text:style-name="P4"/>
      <text:p text:style-name="P14"><text:soft-page-break/><text:span text:style-name="T8">Ознакомление с основными понятиями и приёмами рекурсивного программирования, получение навыков программирования рекурсивных процедур и функций на языке программирования С++</text:span></text:p>
      <text:p text:style-name="P6"/>
      <text:p text:style-name="P1"><text:span text:style-name="T5">1. Постановка задачи</text:span></text:p>
      <text:list xml:id="list1299906056" text:style-name="WWNum1">
        <text:list-item>
          <text:p text:style-name="P17"><text:span text:style-name="T9">проанализировать полученное задание, выделив рекурсивно определяемые информационные объекты и (или) действия;</text:span></text:p>
        </text:list-item>
        <text:list-item>
          <text:p text:style-name="P18"><text:span text:style-name="T9">разработать программу, использующую рекурсию;</text:span></text:p>
        </text:list-item>
        <text:list-item>
          <text:p text:style-name="P18"><text:span text:style-name="T9">сопоставить рекурсивное решение с итеративным решением задачи;</text:span></text:p>
        </text:list-item>
        <text:list-item>
          <text:p text:style-name="P18"><text:span text:style-name="T9">сделать вывод о целесообразности и эффективности рекурсивного решения данной задачи</text:span><text:span text:style-name="T8">.</text:span></text:p>
        </text:list-item>
      </text:list>
      <text:p text:style-name="P22"><text:span text:style-name="T2">Задание: </text:span><text:span text:style-name="T9">Построить синтаксический анализатор для понятия </text:span><text:span text:style-name="T11">вещественное число</text:span><text:span text:style-name="T9">.</text:span></text:p>
      <text:p text:style-name="P22"><text:span text:style-name="T11">вещественное_число::=<text:tab/>целое_число</text:span><text:span text:style-name="T12"> </text:span><text:span text:style-name="T11">.</text:span><text:span text:style-name="T12"> </text:span><text:span text:style-name="T11">целое_без_знака</text:span><text:span text:style-name="T12"> </text:span><text:span text:style-name="T11">|</text:span></text:p>
      <text:p text:style-name="P26"><text:span text:style-name="T11">целое_число</text:span><text:span text:style-name="T12"> </text:span><text:span text:style-name="T11">.</text:span><text:span text:style-name="T12"> </text:span><text:span text:style-name="T11">целое_без_знака</text:span><text:span text:style-name="T9">Е</text:span><text:span text:style-name="T11">целое число</text:span><text:span text:style-name="T12"> </text:span><text:span text:style-name="T11">|</text:span></text:p>
      <text:p text:style-name="P26"><text:span text:style-name="T11">целое_число</text:span><text:span text:style-name="T9">Е</text:span><text:span text:style-name="T11">целое_число</text:span></text:p>
      <text:p text:style-name="P28"/>
      <text:p text:style-name="P22"><text:span text:style-name="T11">целое_без_знака::=цифра</text:span><text:span text:style-name="T12"> </text:span><text:span text:style-name="T9">|</text:span><text:span text:style-name="T13"> </text:span><text:span text:style-name="T11">цифра <text:s/>целое_без_знака</text:span></text:p>
      <text:p text:style-name="P22"><text:span text:style-name="T11">целое_число::=целое_без_знака |</text:span><text:span text:style-name="T12"> </text:span><text:span text:style-name="T11">+ целое_без_знака |</text:span><text:span text:style-name="T12"> </text:span><text:span text:style-name="T17"></text:span><text:span text:style-name="T11">целое_без_знака</text:span></text:p>
      <text:p text:style-name="P24"/>
      <text:p text:style-name="P22"><text:span text:style-name="T10">2. Основные теоретические положения.</text:span></text:p>
      <text:p text:style-name="P22"><text:span text:style-name="T10">В данной задаче требуется построить синтаксический анализатор для понятия вещественное число. Понятие определенно рекурсивно, так как оно зависит от понятия целое без знака, которое определенно рекурсивно следующим образом:</text:span></text:p>
      <text:p text:style-name="P22"><text:span text:style-name="T10"><text:s/></text:span><text:span text:style-name="T11">целое_без_знака::=цифра</text:span><text:span text:style-name="T12"> </text:span><text:span text:style-name="T9">|</text:span><text:span text:style-name="T13"> </text:span><text:span text:style-name="T11">цифра <text:s/>целое_без_знака</text:span></text:p>
      <text:p text:style-name="P25"/>
      <text:p text:style-name="P13"><text:span text:style-name="T10">Вычисления заканчиваются в случае,</text:span><text:bookmark text:name="_GoBack"/><text:span text:style-name="T10"> если встречается некорректный символ или конец строки.</text:span></text:p>
      <text:p text:style-name="P13"><text:span text:style-name="T10"><text:s/></text:span></text:p>
      <text:p text:style-name="P22"><text:span text:style-name="T10">3. Спецификация программы. Программа предназначена для определения, является ли входная строка вещественным числом.</text:span></text:p>
      <text:p text:style-name="P25"/>
      <text:p text:style-name="P22"><text:span text:style-name="T10">4. Описание программы. </text:span></text:p>
      <text:p text:style-name="P22"><text:span text:style-name="T10">Программа написана на языке С++ с использованием компилятора </text:span><text:span text:style-name="T14">cl</text:span><text:span text:style-name="T10"> версии</text:span></text:p>
      <text:p text:style-name="P22"><text:span text:style-name="T10">17.00.60610.1 для </text:span><text:span text:style-name="T14">x</text:span><text:span text:style-name="T10">64. </text:span></text:p>
      <text:p text:style-name="P22"><text:span text:style-name="T10">Входными данными для программы является строка, вводимая пользователем с клавиатуры. Выходными данными является сообщение о том, является ли строка вещественным числом, и если нет, то выводится причина, по которой оно не является.</text:span></text:p>
      <text:p text:style-name="P1"><text:span text:style-name="T10">5. Анализ полученных результатов</text:span></text:p>
      <text:p text:style-name="P15"/>
      <text:p text:style-name="P15"><text:soft-page-break/></text:p>
      <text:p text:style-name="P1"><text:span text:style-name="T10">Пример диалога с пользователем:</text:span></text:p>
      <text:p text:style-name="P1"><text:span text:style-name="T10">Введите строку: 12.3456</text:span></text:p>
      <text:p text:style-name="P1"><text:span text:style-name="T10">Число вещественное</text:span></text:p>
      <text:p text:style-name="P3"><text:span text:style-name="T5">Реализация.</text:span></text:p>
      <text:p text:style-name="P3"><text:span text:style-name="T5">Глобальные переменные:</text:span></text:p>
      <text:p text:style-name="P3"><text:span text:style-name="T6">bool</text:span><text:span text:style-name="T5"> </text:span><text:span text:style-name="T6">INCORRECT</text:span><text:span text:style-name="T5">_</text:span><text:span text:style-name="T6">SYMBOL</text:span><text:span text:style-name="T5"> – флаг встречи некорректного символа</text:span></text:p>
      <text:p text:style-name="P3"><text:span text:style-name="T5">Функции</text:span><text:span text:style-name="T6">:</text:span></text:p>
      <text:p text:style-name="P3"><text:span text:style-name="T6">1. <text:s/></text:span><text:span text:style-name="T19">bool</text:span><text:span text:style-name="T24"> real(std::</text:span><text:span text:style-name="T25">istream</text:span><text:span text:style-name="T24"> &amp;</text:span><text:span text:style-name="T27">in</text:span><text:span text:style-name="T24">, </text:span><text:span text:style-name="T19">int</text:span><text:span text:style-name="T24"> &amp;</text:span><text:span text:style-name="T27">points</text:span><text:span text:style-name="T24">,</text:span><text:span text:style-name="T19">int</text:span><text:span text:style-name="T24"> &amp;</text:span><text:span text:style-name="T27">expon</text:span><text:span text:style-name="T24">);</text:span></text:p>
      <text:p text:style-name="P3"><text:span text:style-name="T5">Выясняет, является ли число вещественным</text:span></text:p>
      <text:p text:style-name="P3"><text:span text:style-name="T5">Входные параметры: </text:span></text:p>
      <text:p text:style-name="P3"><text:span text:style-name="T5">1) </text:span><text:span text:style-name="T6">in</text:span><text:span text:style-name="T5"> – входной поток</text:span></text:p>
      <text:p text:style-name="P3"><text:span text:style-name="T5">Выходные параметры:</text:span></text:p>
      <text:p text:style-name="P3"><text:span text:style-name="T5">1) </text:span><text:span text:style-name="T6">points</text:span><text:span text:style-name="T5"> – количество точек</text:span></text:p>
      <text:p text:style-name="P3"><text:span text:style-name="T5">2) </text:span><text:span text:style-name="T6">expon</text:span><text:span text:style-name="T5"> – количество символов “</text:span><text:span text:style-name="T6">e</text:span><text:span text:style-name="T5">”</text:span></text:p>
      <text:p text:style-name="P3"><text:span text:style-name="T5">Возвращемое значение: </text:span><text:span text:style-name="T6">true</text:span><text:span text:style-name="T5">, если число вещественное и </text:span><text:span text:style-name="T6">false</text:span><text:span text:style-name="T5"> в противном случае</text:span></text:p>
      <text:p text:style-name="P3"><text:span text:style-name="T6">2. </text:span><text:span text:style-name="T19">bool</text:span><text:span text:style-name="T24"> integer(std::</text:span><text:span text:style-name="T25">istream</text:span><text:span text:style-name="T24"> &amp;</text:span><text:span text:style-name="T27">in</text:span><text:span text:style-name="T24">, </text:span><text:span text:style-name="T19">int</text:span><text:span text:style-name="T24"> &amp;</text:span><text:span text:style-name="T27">points</text:span><text:span text:style-name="T24">, </text:span><text:span text:style-name="T19">int</text:span><text:span text:style-name="T24"> &amp;</text:span><text:span text:style-name="T27">expon</text:span><text:span text:style-name="T24">)</text:span></text:p>
      <text:p text:style-name="P3"><text:span text:style-name="T5">Выясняет, является ли число целым</text:span></text:p>
      <text:p text:style-name="P3"><text:span text:style-name="T5">Входные параметры: </text:span></text:p>
      <text:p text:style-name="P3"><text:span text:style-name="T5">1) </text:span><text:span text:style-name="T6">in</text:span><text:span text:style-name="T5"> – входной поток</text:span></text:p>
      <text:p text:style-name="P3"><text:span text:style-name="T5">2) </text:span><text:span text:style-name="T6">points</text:span><text:span text:style-name="T5"> – количество точек</text:span></text:p>
      <text:p text:style-name="P3"><text:span text:style-name="T5">3) </text:span><text:span text:style-name="T6">expon</text:span><text:span text:style-name="T5"> – количество символов “</text:span><text:span text:style-name="T6">e</text:span><text:span text:style-name="T5">”</text:span></text:p>
      <text:p text:style-name="P3"><text:span text:style-name="T5">Возвращемое значение: </text:span><text:span text:style-name="T6">true</text:span><text:span text:style-name="T5">, если число вещественное и </text:span><text:span text:style-name="T6">false</text:span><text:span text:style-name="T5"> в противном случае<text:tab/></text:span></text:p>
      <text:p text:style-name="P3"><text:span text:style-name="T5">Входные параметры: </text:span></text:p>
      <text:p text:style-name="P3"><text:span text:style-name="T5">1) </text:span><text:span text:style-name="T6">in</text:span><text:span text:style-name="T5"> – входной поток</text:span></text:p>
      <text:p text:style-name="P3"><text:span text:style-name="T5">2) </text:span><text:span text:style-name="T6">points</text:span><text:span text:style-name="T5"> – количество точек</text:span></text:p>
      <text:p text:style-name="P3"><text:span text:style-name="T5">3) </text:span><text:span text:style-name="T6">expon</text:span><text:span text:style-name="T5"> – количество символов “</text:span><text:span text:style-name="T6">e</text:span><text:span text:style-name="T5">”</text:span></text:p>
      <text:p text:style-name="P3"><text:span text:style-name="T6">3. </text:span><text:span text:style-name="T19">bool</text:span><text:span text:style-name="T24"> u_integer(std::</text:span><text:span text:style-name="T25">istream</text:span><text:span text:style-name="T24"> &amp;</text:span><text:span text:style-name="T27">in</text:span><text:span text:style-name="T24">, </text:span><text:span text:style-name="T19">int</text:span><text:span text:style-name="T24"> &amp;</text:span><text:span text:style-name="T27">points</text:span><text:span text:style-name="T24">, </text:span><text:span text:style-name="T19">int</text:span><text:span text:style-name="T24"> &amp;</text:span><text:span text:style-name="T27">expon</text:span><text:span text:style-name="T24">)</text:span></text:p>
      <text:p text:style-name="P3"><text:span text:style-name="T5">Входные параметры: </text:span></text:p>
      <text:p text:style-name="P3"><text:span text:style-name="T5">1) </text:span><text:span text:style-name="T6">in</text:span><text:span text:style-name="T5"> – входной поток</text:span></text:p>
      <text:p text:style-name="P3"><text:span text:style-name="T5">Выходные параметры:</text:span></text:p>
      <text:p text:style-name="P3"><text:span text:style-name="T5">1) </text:span><text:span text:style-name="T6">points</text:span><text:span text:style-name="T5"> – количество точек</text:span></text:p>
      <text:p text:style-name="P3"><text:span text:style-name="T5">Возвращемое значение: </text:span><text:span text:style-name="T6">true</text:span><text:span text:style-name="T5">, если число беззнаковое целое или </text:span><text:span text:style-name="T6">false</text:span><text:span text:style-name="T5"> в противном случае</text:span></text:p>
      <text:p text:style-name="P3"><text:span text:style-name="T5">4. </text:span><text:span text:style-name="T20">int</text:span><text:span text:style-name="T16"> figure(</text:span><text:span text:style-name="T20">char</text:span><text:span text:style-name="T16"> </text:span><text:span text:style-name="T28">c</text:span><text:span text:style-name="T16">)</text:span></text:p>
      <text:p text:style-name="P3"><text:soft-page-break/><text:span text:style-name="T16">Выясняет, какой символ</text:span></text:p>
      <text:p text:style-name="P3"><text:span text:style-name="T16">Входные параметры:</text:span></text:p>
      <text:p text:style-name="P3"><text:span text:style-name="T16">1) <text:s/></text:span><text:span text:style-name="T15">c</text:span><text:span text:style-name="T16"> – символ, считанный с потока</text:span></text:p>
      <text:p text:style-name="P3"><text:span text:style-name="T16">Возвразаемые значения:</text:span></text:p>
      <text:p text:style-name="P3"><text:span text:style-name="T16">1) 0 – символ – цифра</text:span></text:p>
      <text:p text:style-name="P3"><text:span text:style-name="T16">2) 2 – символ конца строки</text:span></text:p>
      <text:p text:style-name="P3"><text:span text:style-name="T16">3) 3 – символ экспонента</text:span></text:p>
      <text:p text:style-name="P3"><text:span text:style-name="T16">4) 4 – символ точка</text:span></text:p>
      <text:p text:style-name="P3"><text:span text:style-name="T16">5) некорректный символ</text:span></text:p>
      <text:p text:style-name="P19"><text:span text:style-name="T15">5. </text:span><text:span text:style-name="T21">void</text:span><text:span text:style-name="T15"> what_fail(</text:span><text:span text:style-name="T21">int</text:span><text:span text:style-name="T15"> </text:span><text:span text:style-name="T29">points</text:span><text:span text:style-name="T15">, </text:span><text:span text:style-name="T21">int</text:span><text:span text:style-name="T15"> </text:span><text:span text:style-name="T29">expon</text:span><text:span text:style-name="T15">)</text:span></text:p>
      <text:p text:style-name="P8"/>
      <text:p text:style-name="P3"><text:span text:style-name="T5">Выводит тип ошибки.</text:span></text:p>
      <text:p text:style-name="P3"><text:span text:style-name="T5">Входные параметры:</text:span></text:p>
      <text:p text:style-name="P3"><text:span text:style-name="T5">1) </text:span><text:span text:style-name="T6">points</text:span><text:span text:style-name="T5"> – количество точек</text:span></text:p>
      <text:p text:style-name="P3"><text:span text:style-name="T5">2) количество экспонент</text:span></text:p>
      <text:p text:style-name="P3"><text:span text:style-name="T5">Ничего не возвращает.</text:span></text:p>
      <text:p text:style-name="P1"><text:span text:style-name="T5">6. Тестирование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29"><text:span text:style-name="T5">Входные данные</text:span></text:p>
          </table:table-cell>
          <table:table-cell table:style-name="Таблица2.A1" office:value-type="string">
            <text:p text:style-name="P29"><text:span text:style-name="T5">Выходные данные 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5">12.54</text:span></text:p>
          </table:table-cell>
          <table:table-cell table:style-name="Таблица2.A1" office:value-type="string">
            <text:p text:style-name="P29"><text:span text:style-name="T5">Число вещественное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5">234</text:span></text:p>
          </table:table-cell>
          <table:table-cell table:style-name="Таблица2.A1" office:value-type="string">
            <text:p text:style-name="P29"><text:span text:style-name="T5">Число целое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5">12е5</text:span></text:p>
          </table:table-cell>
          <table:table-cell table:style-name="Таблица2.A1" office:value-type="string">
            <text:p text:style-name="P29"><text:span text:style-name="T5">Число вещественное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5">23а4</text:span></text:p>
          </table:table-cell>
          <table:table-cell table:style-name="Таблица2.A1" office:value-type="string">
            <text:p text:style-name="P29"><text:span text:style-name="T5">Некорректный символ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5">12е5.6</text:span></text:p>
          </table:table-cell>
          <table:table-cell table:style-name="Таблица2.A1" office:value-type="string">
            <text:p text:style-name="P29"><text:span text:style-name="T5">Число иррациональное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5">12е6е4</text:span></text:p>
          </table:table-cell>
          <table:table-cell table:style-name="Таблица2.A1" office:value-type="string">
            <text:p text:style-name="P29"><text:span text:style-name="T5">Некорректный символ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5">12.56е6</text:span></text:p>
          </table:table-cell>
          <table:table-cell table:style-name="Таблица2.A1" office:value-type="string">
            <text:p text:style-name="P29"><text:span text:style-name="T5">Число вещественное</text:span></text:p>
          </table:table-cell>
        </table:table-row>
      </table:table>
      <text:p text:style-name="P9"/>
      <text:p text:style-name="P1"><text:span text:style-name="T5">Выводы: </text:span></text:p>
      <text:p text:style-name="P1"><text:span text:style-name="T5">1. Программа корректно определяет, является ли число вещественным</text:span></text:p>
      <text:p text:style-name="P1"><text:span text:style-name="T5">2. <text:s/>В ходе выполнения работы была освоена рекурсия и работа с рекурсивными функциями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<text:span text:style-name="T5">Приложение </text:span><text:span text:style-name="T6">A</text:span><text:span text:style-name="T5">. Исходный код.</text:span></text:p>
      <text:p text:style-name="P38"><text:span text:style-name="T54">//</text:span></text:p>
      <text:p text:style-name="P35"><text:span text:style-name="T44">//</text:span><text:span text:style-name="T49"> </text:span><text:span text:style-name="T44">Лабораторная</text:span><text:span text:style-name="T49"> </text:span><text:span text:style-name="T44">работа</text:span><text:span text:style-name="T49"> </text:span><text:span text:style-name="T44">№1</text:span></text:p>
      <text:p text:style-name="P35"><text:span text:style-name="T44">//</text:span><text:span text:style-name="T49"> </text:span><text:span text:style-name="T44">lab1.cpp</text:span></text:p>
      <text:p text:style-name="P35"><text:span text:style-name="T44">//</text:span><text:span text:style-name="T49"> </text:span><text:span text:style-name="T44">Михеева</text:span><text:span text:style-name="T49"> </text:span><text:span text:style-name="T44">Екатерина,</text:span><text:span text:style-name="T49"> </text:span><text:span text:style-name="T44">группа</text:span><text:span text:style-name="T49"> </text:span><text:span text:style-name="T44">6383</text:span></text:p>
      <text:p text:style-name="P35"><text:span text:style-name="T44">//</text:span><text:span text:style-name="T49"> </text:span><text:span text:style-name="T44">16.09.17</text:span></text:p>
      <text:p text:style-name="P33"><text:span text:style-name="T44">//</text:span><text:span text:style-name="T49"> </text:span><text:span text:style-name="T44">Программа</text:span><text:span text:style-name="T49"> </text:span><text:span text:style-name="T44">для</text:span><text:span text:style-name="T49"> </text:span><text:span text:style-name="T44">определения,</text:span><text:span text:style-name="T49"> </text:span><text:span text:style-name="T44">является</text:span><text:span text:style-name="T49"> </text:span><text:span text:style-name="T44">ли</text:span><text:span text:style-name="T49"> </text:span><text:span text:style-name="T44">введенная</text:span><text:span text:style-name="T49"> </text:span><text:span text:style-name="T44">строка</text:span><text:span text:style-name="T49"> </text:span><text:span text:style-name="T44">вещественным</text:span><text:span text:style-name="T49"> </text:span><text:span text:style-name="T44">//числом</text:span></text:p>
      <text:p text:style-name="P35"><text:span text:style-name="T44">//</text:span><text:span text:style-name="T49"> </text:span><text:span text:style-name="T44">вещественное_число::=</text:span><text:span text:style-name="T49"> <text:s text:c="7"/></text:span><text:span text:style-name="T44">целое_число</text:span><text:span text:style-name="T49"> </text:span><text:span text:style-name="T44">.</text:span><text:span text:style-name="T49"> </text:span><text:span text:style-name="T44">целое_без_знака</text:span><text:span text:style-name="T49"> </text:span><text:span text:style-name="T44">|</text:span></text:p>
      <text:p text:style-name="P35"><text:span text:style-name="T44">//целое_число</text:span><text:span text:style-name="T49"> </text:span><text:span text:style-name="T44">.</text:span><text:span text:style-name="T49"> </text:span><text:span text:style-name="T44">целое_без_знакаЕцелое</text:span><text:span text:style-name="T49"> </text:span><text:span text:style-name="T44">число</text:span><text:span text:style-name="T49"> </text:span><text:span text:style-name="T44">|</text:span></text:p>
      <text:p text:style-name="P36">//целое_числоЕцелое_число</text:p>
      <text:p text:style-name="P35"><text:span text:style-name="T44">//целое_без_знака::=цифра</text:span><text:span text:style-name="T49"> </text:span><text:span text:style-name="T44">|</text:span><text:span text:style-name="T49"> </text:span><text:span text:style-name="T44">цифра</text:span><text:span text:style-name="T49"> <text:s/></text:span><text:span text:style-name="T44">целое_без_знака</text:span></text:p>
      <text:p text:style-name="P33"><text:span text:style-name="T44">//целое_число::=целое_без_знака</text:span><text:span text:style-name="T49"> </text:span><text:span text:style-name="T44">|</text:span><text:span text:style-name="T49"> </text:span><text:span text:style-name="T44">+</text:span><text:span text:style-name="T49"> </text:span><text:span text:style-name="T44">целое_без_знака</text:span><text:span text:style-name="T49"> </text:span><text:span text:style-name="T44">|</text:span><text:span text:style-name="T49"> </text:span><text:span text:style-name="T44">целое_без_знака</text:span></text:p>
      <text:p text:style-name="P31"><text:bookmark-start text:name="__DdeLink__2340_1714896939"/><text:span text:style-name="T31"/></text:p>
      <text:p text:style-name="P20"/>
      <text:p text:style-name="P37"><text:bookmark-end text:name="__DdeLink__2340_1714896939"/><text:span text:style-name="T45"/></text:p>
      <text:p text:style-name="P35"><text:span text:style-name="T51">#include</text:span><text:span text:style-name="T49"> </text:span><text:span text:style-name="T44">"iostream"</text:span></text:p>
      <text:p text:style-name="P33"><text:span text:style-name="T52">using</text:span><text:span text:style-name="T49"> </text:span><text:span text:style-name="T52">namespace</text:span><text:span text:style-name="T49"> </text:span>std;</text:p>
      <text:p text:style-name="P35"><text:span text:style-name="T52">enum</text:span><text:span text:style-name="T49"> </text:span><text:span text:style-name="T53">returns</text:span></text:p>
      <text:p text:style-name="P35">{</text:p>
      <text:p text:style-name="P35"><text:span text:style-name="T49"><text:s text:c="4"/></text:span><text:span text:style-name="T53">fig</text:span>,</text:p>
      <text:p text:style-name="P35"><text:span text:style-name="T49"><text:s text:c="4"/></text:span><text:span text:style-name="T53">end_of_line</text:span>,</text:p>
      <text:p text:style-name="P35"><text:span text:style-name="T49"><text:s text:c="4"/></text:span><text:span text:style-name="T53">Exp</text:span>,</text:p>
      <text:p text:style-name="P35"><text:span text:style-name="T49"><text:s text:c="4"/></text:span><text:span text:style-name="T53">point</text:span>,</text:p>
      <text:p text:style-name="P33"><text:span text:style-name="T49"><text:s text:c="4"/></text:span><text:span text:style-name="T53">fail</text:span></text:p>
      <text:p text:style-name="P33">};</text:p>
      <text:p text:style-name="P35"><text:span text:style-name="T52">bool</text:span><text:span text:style-name="T49"> </text:span>sign(<text:span text:style-name="T52">char</text:span><text:span text:style-name="T49"> </text:span>c)</text:p>
      <text:p text:style-name="P35">{</text:p>
      <text:p text:style-name="P35"><text:span text:style-name="T49"><text:s text:c="4"/></text:span><text:span text:style-name="T52">if</text:span><text:span text:style-name="T49"> </text:span>(c<text:span text:style-name="T49"> </text:span>==<text:span text:style-name="T49"> </text:span><text:span text:style-name="T44">'-'</text:span><text:span text:style-name="T49"> </text:span>||<text:span text:style-name="T49"> </text:span>c<text:span text:style-name="T49"> </text:span>==<text:span text:style-name="T49"> </text:span><text:span text:style-name="T44">'+'</text:span>)<text:span text:style-name="T49"> </text:span><text:span text:style-name="T52">return</text:span><text:span text:style-name="T49"> </text:span><text:span text:style-name="T52">true</text:span>;</text:p>
      <text:p text:style-name="P33"><text:span text:style-name="T49"><text:s text:c="4"/></text:span><text:span text:style-name="T52">return</text:span><text:span text:style-name="T49"> </text:span><text:span text:style-name="T52">false</text:span>;</text:p>
      <text:p text:style-name="P33">}</text:p>
      <text:p text:style-name="P35"><text:span text:style-name="T52">void</text:span><text:span text:style-name="T49"> </text:span>what_fail(<text:span text:style-name="T52">int</text:span><text:span text:style-name="T49"> </text:span>points,<text:span text:style-name="T49"> </text:span><text:span text:style-name="T52">int</text:span><text:span text:style-name="T49"> </text:span>expon,<text:span text:style-name="T49"> </text:span><text:span text:style-name="T52">bool</text:span><text:span text:style-name="T49"> </text:span>INCORRECT_SYMBOL)</text:p>
      <text:p text:style-name="P35">{</text:p>
      <text:p text:style-name="P35"><text:span text:style-name="T49"><text:s text:c="4"/></text:span><text:span text:style-name="T52">if</text:span><text:span text:style-name="T49"> </text:span>(points<text:span text:style-name="T49"> </text:span>==<text:span text:style-name="T49"> </text:span><text:span text:style-name="T51">0</text:span><text:span text:style-name="T49"> </text:span>&amp;&amp;<text:span text:style-name="T49"> </text:span>expon<text:span text:style-name="T49"> </text:span>==<text:span text:style-name="T49"> </text:span><text:span text:style-name="T51">1</text:span>)</text:p>
      <text:p text:style-name="P35"><text:span text:style-name="T49"><text:s text:c="4"/></text:span>{</text:p>
      <text:p text:style-name="P35"><text:span text:style-name="T49"><text:s text:c="8"/></text:span>cout<text:span text:style-name="T49"> </text:span>&lt;&lt;<text:span text:style-name="T49"> </text:span><text:span text:style-name="T44">"Число</text:span><text:span text:style-name="T49"> </text:span><text:span text:style-name="T44">иррациональное"</text:span><text:span text:style-name="T49"> </text:span>&lt;&lt;<text:span text:style-name="T49"> </text:span>endl;</text:p>
      <text:p text:style-name="P35"><text:span text:style-name="T49"><text:s text:c="8"/></text:span><text:span text:style-name="T52">return</text:span>;</text:p>
      <text:p text:style-name="P35"><text:span text:style-name="T49"><text:s text:c="4"/></text:span>}</text:p>
      <text:p text:style-name="P35"><text:span text:style-name="T49"><text:s text:c="4"/></text:span><text:span text:style-name="T52">if</text:span><text:span text:style-name="T49"> </text:span>(points<text:span text:style-name="T49"> </text:span>==<text:span text:style-name="T49"> </text:span><text:span text:style-name="T51">0</text:span><text:span text:style-name="T49"> </text:span>&amp;&amp;<text:span text:style-name="T49"> </text:span>expon<text:span text:style-name="T49"> </text:span>==<text:span text:style-name="T49"> </text:span><text:span text:style-name="T51">0</text:span><text:span text:style-name="T49"> </text:span>&amp;&amp;<text:span text:style-name="T49"> </text:span>INCORRECT_SYMBOL<text:span text:style-name="T49"> </text:span>==<text:span text:style-name="T49"> </text:span><text:span text:style-name="T51">0</text:span>)<text:span text:style-name="T49"> </text:span>{</text:p>
      <text:p text:style-name="P35"><text:span text:style-name="T49"><text:s text:c="8"/></text:span>cout<text:span text:style-name="T49"> </text:span>&lt;&lt;<text:span text:style-name="T49"> </text:span><text:span text:style-name="T44">"Число</text:span><text:span text:style-name="T49"> </text:span><text:span text:style-name="T44">целое"</text:span><text:span text:style-name="T49"> </text:span>&lt;&lt;<text:span text:style-name="T49"> </text:span>endl;</text:p>
      <text:p text:style-name="P35"><text:span text:style-name="T49"><text:s text:c="8"/></text:span><text:span text:style-name="T52">return</text:span>;</text:p>
      <text:p text:style-name="P35"><text:span text:style-name="T49"><text:s text:c="4"/></text:span>}</text:p>
      <text:p text:style-name="P35"><text:span text:style-name="T49"><text:s text:c="4"/></text:span>cout<text:span text:style-name="T49"> </text:span>&lt;&lt;<text:span text:style-name="T49"> </text:span><text:span text:style-name="T44">"Некорректный</text:span><text:span text:style-name="T49"> </text:span><text:span text:style-name="T44">символ"</text:span><text:span text:style-name="T49"> </text:span>&lt;&lt;<text:span text:style-name="T49"> </text:span>endl;</text:p>
      <text:p text:style-name="P35"><text:span text:style-name="T49"><text:s text:c="4"/></text:span><text:span text:style-name="T52">return</text:span>;</text:p>
      <text:p text:style-name="P33"><text:soft-page-break/>}</text:p>
      <text:p text:style-name="P35"><text:span text:style-name="T52">bool</text:span><text:span text:style-name="T49"> </text:span>real(std::istream<text:span text:style-name="T49"> </text:span>&amp;in,<text:span text:style-name="T49"> </text:span><text:span text:style-name="T52">int</text:span><text:span text:style-name="T49"> </text:span>&amp;points,<text:span text:style-name="T49"> </text:span><text:span text:style-name="T52">int</text:span><text:span text:style-name="T49"> </text:span>&amp;expon,<text:span text:style-name="T49"> </text:span><text:span text:style-name="T52">bool</text:span><text:span text:style-name="T49"> </text:span>&amp;INCORRECT_SYMBOL);</text:p>
      <text:p text:style-name="P33"><text:span text:style-name="T52">int</text:span><text:span text:style-name="T49"> </text:span>figure(<text:span text:style-name="T52">char</text:span><text:span text:style-name="T49"> </text:span>c)</text:p>
      <text:p text:style-name="P35">{</text:p>
      <text:p text:style-name="P35"><text:span text:style-name="T49"><text:s text:c="4"/></text:span><text:span text:style-name="T52">if</text:span><text:span text:style-name="T49"> </text:span>(c<text:span text:style-name="T49"> </text:span>&lt;=<text:span text:style-name="T49"> </text:span><text:span text:style-name="T44">'9'</text:span><text:span text:style-name="T49"> </text:span>&amp;&amp;<text:span text:style-name="T49"> </text:span>c<text:span text:style-name="T49"> </text:span>&gt;=<text:span text:style-name="T49"> </text:span><text:span text:style-name="T44">'0'</text:span>)</text:p>
      <text:p text:style-name="P35"><text:span text:style-name="T49"><text:s text:c="8"/></text:span><text:span text:style-name="T52">return</text:span><text:span text:style-name="T49"> </text:span><text:span text:style-name="T53">fig</text:span>;</text:p>
      <text:p text:style-name="P35"><text:span text:style-name="T49"><text:s text:c="4"/></text:span><text:span text:style-name="T52">if</text:span><text:span text:style-name="T49"> </text:span>(c<text:span text:style-name="T49"> </text:span>==<text:span text:style-name="T49"> </text:span><text:span text:style-name="T44">'\n'</text:span>)</text:p>
      <text:p text:style-name="P33"><text:span text:style-name="T49"><text:s text:c="8"/></text:span><text:span text:style-name="T52">return</text:span><text:span text:style-name="T49"> </text:span><text:span text:style-name="T53">end_of_line</text:span>;</text:p>
      <text:p text:style-name="P35"><text:span text:style-name="T49"><text:s text:c="4"/></text:span><text:span text:style-name="T52">if</text:span><text:span text:style-name="T49"> </text:span>(c<text:span text:style-name="T49"> </text:span>==<text:span text:style-name="T49"> </text:span><text:span text:style-name="T44">'e'</text:span>)</text:p>
      <text:p text:style-name="P35"><text:span text:style-name="T49"><text:s text:c="8"/></text:span><text:span text:style-name="T52">return</text:span><text:span text:style-name="T49"> </text:span><text:span text:style-name="T53">Exp</text:span>;</text:p>
      <text:p text:style-name="P33"><text:span text:style-name="T49"><text:s text:c="4"/></text:span><text:span text:style-name="T52">if</text:span><text:span text:style-name="T49"> </text:span>(c<text:span text:style-name="T49"> </text:span>==<text:span text:style-name="T49"> </text:span><text:span text:style-name="T44">'.'</text:span>)</text:p>
      <text:p text:style-name="P35"><text:span text:style-name="T49"><text:s text:c="8"/></text:span><text:span text:style-name="T52">return</text:span><text:span text:style-name="T49"> </text:span><text:span text:style-name="T53">point</text:span>;</text:p>
      <text:p text:style-name="P35"><text:span text:style-name="T49"><text:s text:c="4"/></text:span><text:span text:style-name="T52">return</text:span><text:span text:style-name="T49"> </text:span><text:span text:style-name="T53">fail</text:span>;</text:p>
      <text:p text:style-name="P33">}</text:p>
      <text:p text:style-name="P33"><text:span text:style-name="T52">bool</text:span><text:span text:style-name="T49"> </text:span>u_integer(std::istream<text:span text:style-name="T49"> </text:span>&amp;in,<text:span text:style-name="T49"> </text:span><text:span text:style-name="T52">int</text:span><text:span text:style-name="T49"> </text:span>&amp;points,<text:span text:style-name="T49"> </text:span><text:span text:style-name="T52">int</text:span><text:span text:style-name="T49"> </text:span>&amp;expon,<text:span text:style-name="T49"> </text:span><text:span text:style-name="T52">bool</text:span><text:span text:style-name="T49"> </text:span>&amp;INCORRECT_SYMBOL);</text:p>
      <text:p text:style-name="P35"><text:span text:style-name="T52">bool</text:span><text:span text:style-name="T49"> </text:span>integer(std::istream<text:span text:style-name="T49"> </text:span>&amp;in,<text:span text:style-name="T49"> </text:span><text:span text:style-name="T52">int</text:span><text:span text:style-name="T49"> </text:span>&amp;points,<text:span text:style-name="T49"> </text:span><text:span text:style-name="T52">int</text:span><text:span text:style-name="T49"> </text:span>&amp;expon,<text:span text:style-name="T49"> </text:span><text:span text:style-name="T52">bool</text:span><text:span text:style-name="T49"> </text:span>&amp;INCORRECT_SYMBOL)</text:p>
      <text:p text:style-name="P33">{</text:p>
      <text:p text:style-name="P35"><text:span text:style-name="T49"><text:s text:c="4"/></text:span><text:span text:style-name="T52">switch</text:span><text:span text:style-name="T49"> </text:span>(in.peek())</text:p>
      <text:p text:style-name="P35"><text:span text:style-name="T49"><text:s text:c="4"/></text:span>{</text:p>
      <text:p text:style-name="P35"><text:span text:style-name="T49"><text:s text:c="4"/></text:span><text:span text:style-name="T52">case</text:span><text:span text:style-name="T49"> </text:span><text:span text:style-name="T44">'+'</text:span>:</text:p>
      <text:p text:style-name="P33"><text:span text:style-name="T49"><text:s text:c="8"/></text:span>in.get();</text:p>
      <text:p text:style-name="P35"><text:span text:style-name="T49"><text:s text:c="8"/></text:span><text:span text:style-name="T52">if</text:span><text:span text:style-name="T49"> </text:span>(u_integer(in,<text:span text:style-name="T49"> </text:span>points,<text:span text:style-name="T49"> </text:span>expon,<text:span text:style-name="T49"> </text:span>INCORRECT_SYMBOL)<text:span text:style-name="T49"> </text:span>==<text:span text:style-name="T49"> </text:span><text:span text:style-name="T52">false</text:span>)<text:span text:style-name="T49"> </text:span><text:span text:style-name="T52">return</text:span><text:span text:style-name="T49"> </text:span><text:span text:style-name="T52">false</text:span>;<text:span text:style-name="T49"> </text:span><text:span text:style-name="T52">return</text:span><text:span text:style-name="T49"> </text:span><text:span text:style-name="T52">true</text:span>;</text:p>
      <text:p text:style-name="P33"><text:span text:style-name="T49"><text:s text:c="8"/></text:span><text:span text:style-name="T52">break</text:span>;</text:p>
      <text:p text:style-name="P33"><text:span text:style-name="T49"><text:s text:c="4"/></text:span><text:span text:style-name="T52">case</text:span><text:span text:style-name="T49"> </text:span><text:span text:style-name="T44">'-'</text:span>:</text:p>
      <text:p text:style-name="P33"><text:span text:style-name="T49"><text:s text:c="8"/></text:span>in.get();</text:p>
      <text:p text:style-name="P35"><text:span text:style-name="T49"><text:s text:c="8"/></text:span><text:span text:style-name="T52">if</text:span><text:span text:style-name="T49"> </text:span>(u_integer(in,<text:span text:style-name="T49"> </text:span>points,<text:span text:style-name="T49"> </text:span>expon,<text:span text:style-name="T49"> </text:span>INCORRECT_SYMBOL)<text:span text:style-name="T49"> </text:span>==<text:span text:style-name="T49"> </text:span><text:span text:style-name="T52">false</text:span>)<text:span text:style-name="T49"> </text:span><text:span text:style-name="T52">return</text:span><text:span text:style-name="T49"> </text:span><text:span text:style-name="T52">false</text:span>;<text:span text:style-name="T49"> </text:span><text:span text:style-name="T52">return</text:span><text:span text:style-name="T49"> </text:span><text:span text:style-name="T52">true</text:span>;</text:p>
      <text:p text:style-name="P33"><text:span text:style-name="T49"><text:s text:c="8"/></text:span><text:span text:style-name="T52">break</text:span>;</text:p>
      <text:p text:style-name="P35"><text:span text:style-name="T49"><text:s text:c="4"/></text:span><text:span text:style-name="T52">case</text:span><text:span text:style-name="T49"> </text:span><text:span text:style-name="T44">'\n'</text:span>:<text:span text:style-name="T49"> </text:span>{</text:p>
      <text:p text:style-name="P35"><text:span text:style-name="T49"><text:s text:c="8"/></text:span><text:span text:style-name="T52">if</text:span><text:span text:style-name="T49"> </text:span>(points<text:span text:style-name="T49"> </text:span>==<text:span text:style-name="T49"> </text:span><text:span text:style-name="T51">1</text:span><text:span text:style-name="T49"> </text:span>||<text:span text:style-name="T49"> </text:span>expon<text:span text:style-name="T49"> </text:span>==<text:span text:style-name="T49"> </text:span><text:span text:style-name="T51">1</text:span>)<text:span text:style-name="T52">return</text:span><text:span text:style-name="T49"> </text:span><text:span text:style-name="T52">true</text:span>;</text:p>
      <text:p text:style-name="P35"><text:span text:style-name="T49"><text:s text:c="8"/></text:span><text:span text:style-name="T52">return</text:span><text:span text:style-name="T49"> </text:span><text:span text:style-name="T52">false</text:span>;</text:p>
      <text:p text:style-name="P35"><text:span text:style-name="T49"><text:s text:c="4"/></text:span>}</text:p>
      <text:p text:style-name="P35"><text:span text:style-name="T49"><text:s text:c="4"/></text:span><text:span text:style-name="T52">default</text:span>:</text:p>
      <text:p text:style-name="P35"><text:span text:style-name="T49"><text:s text:c="8"/></text:span><text:span text:style-name="T52">if</text:span><text:span text:style-name="T49"> </text:span>(u_integer(in,<text:span text:style-name="T49"> </text:span>points,<text:span text:style-name="T49"> </text:span>expon,<text:span text:style-name="T49"> </text:span>INCORRECT_SYMBOL)<text:span text:style-name="T49"> </text:span>==<text:span text:style-name="T49"> </text:span><text:span text:style-name="T52">false</text:span>)<text:span text:style-name="T49"> </text:span><text:span text:style-name="T52">return</text:span><text:span text:style-name="T49"> </text:span><text:span text:style-name="T52">false</text:span>;<text:span text:style-name="T49"> </text:span><text:span text:style-name="T52">else</text:span><text:span text:style-name="T49"> </text:span><text:span text:style-name="T52">return</text:span><text:span text:style-name="T49"> </text:span><text:span text:style-name="T52">true</text:span>;</text:p>
      <text:p text:style-name="P35"><text:span text:style-name="T49"><text:s text:c="4"/></text:span>}</text:p>
      <text:p text:style-name="P35">}</text:p>
      <text:p text:style-name="P35"><text:span text:style-name="T52">bool</text:span><text:span text:style-name="T49"> </text:span>u_integer(std::istream<text:span text:style-name="T49"> </text:span>&amp;in,<text:span text:style-name="T49"> </text:span><text:span text:style-name="T52">int</text:span><text:span text:style-name="T49"> </text:span>&amp;points,<text:span text:style-name="T49"> </text:span><text:span text:style-name="T52">int</text:span><text:span text:style-name="T49"> </text:span>&amp;expon,<text:span text:style-name="T49"> </text:span><text:span text:style-name="T52">bool</text:span><text:span text:style-name="T49"> </text:span>&amp;INCORRECT_SYMBOL)</text:p>
      <text:p text:style-name="P35">{</text:p>
      <text:p text:style-name="P35"><text:soft-page-break/><text:span text:style-name="T49"><text:s text:c="4"/></text:span><text:span text:style-name="T52">char</text:span><text:span text:style-name="T49"> </text:span>c<text:span text:style-name="T49"> </text:span>=<text:span text:style-name="T49"> </text:span>cin.peek();</text:p>
      <text:p text:style-name="P35"><text:span text:style-name="T49"><text:s text:c="4"/></text:span><text:span text:style-name="T52">switch</text:span><text:span text:style-name="T49"> </text:span>(figure(c))</text:p>
      <text:p text:style-name="P35"><text:span text:style-name="T49"><text:s text:c="4"/></text:span>{</text:p>
      <text:p text:style-name="P35"><text:span text:style-name="T49"><text:s text:c="8"/></text:span><text:span text:style-name="T44">//цифра</text:span></text:p>
      <text:p text:style-name="P35"><text:span text:style-name="T49"><text:s text:c="4"/></text:span><text:span text:style-name="T52">case</text:span><text:span text:style-name="T49"> </text:span><text:span text:style-name="T53">fig</text:span>:</text:p>
      <text:p text:style-name="P33"><text:span text:style-name="T49"><text:s text:c="8"/></text:span>in.get();</text:p>
      <text:p text:style-name="P35"><text:span text:style-name="T49"><text:s text:c="8"/></text:span>u_integer(in,<text:span text:style-name="T49"> </text:span>points,<text:span text:style-name="T49"> </text:span>expon,<text:span text:style-name="T49"> </text:span>INCORRECT_SYMBOL);</text:p>
      <text:p text:style-name="P33"><text:span text:style-name="T49"><text:s text:c="8"/></text:span><text:span text:style-name="T52">break</text:span>;</text:p>
      <text:p text:style-name="P35"><text:span text:style-name="T49"><text:s text:c="8"/></text:span><text:span text:style-name="T44">//точка</text:span></text:p>
      <text:p text:style-name="P35"><text:span text:style-name="T49"><text:s text:c="4"/></text:span><text:span text:style-name="T52">case</text:span><text:span text:style-name="T49"> </text:span><text:span text:style-name="T53">point</text:span>:</text:p>
      <text:p text:style-name="P35"><text:span text:style-name="T49"><text:s text:c="8"/></text:span><text:span text:style-name="T52">if</text:span><text:span text:style-name="T49"> </text:span>(expon<text:span text:style-name="T49"> </text:span>==<text:span text:style-name="T49"> </text:span><text:span text:style-name="T51">1</text:span><text:span text:style-name="T49"> </text:span>||<text:span text:style-name="T49"> </text:span>points<text:span text:style-name="T49"> </text:span>==<text:span text:style-name="T49"> </text:span><text:span text:style-name="T51">1</text:span>)<text:span text:style-name="T49"> </text:span><text:span text:style-name="T52">return</text:span><text:span text:style-name="T49"> </text:span><text:span text:style-name="T52">false</text:span>;</text:p>
      <text:p text:style-name="P35"><text:span text:style-name="T49"><text:s text:c="8"/></text:span>points++;</text:p>
      <text:p text:style-name="P35"><text:span text:style-name="T49"><text:s text:c="8"/></text:span>in.get();</text:p>
      <text:p text:style-name="P35"><text:span text:style-name="T49"><text:s text:c="8"/></text:span><text:span text:style-name="T52">if</text:span><text:span text:style-name="T49"> </text:span>(figure(in.peek())<text:span text:style-name="T49"> </text:span>!=<text:span text:style-name="T49"> </text:span><text:span text:style-name="T53">fig</text:span>)</text:p>
      <text:p text:style-name="P35"><text:span text:style-name="T49"><text:s text:c="8"/></text:span>{</text:p>
      <text:p text:style-name="P35"><text:span text:style-name="T49"><text:s text:c="12"/></text:span>INCORRECT_SYMBOL<text:span text:style-name="T49"> </text:span>=<text:span text:style-name="T49"> </text:span><text:span text:style-name="T51">1</text:span>;</text:p>
      <text:p text:style-name="P35"><text:span text:style-name="T49"><text:s text:c="12"/></text:span><text:span text:style-name="T52">return</text:span><text:span text:style-name="T49"> </text:span><text:span text:style-name="T52">false</text:span>;</text:p>
      <text:p text:style-name="P35"><text:span text:style-name="T49"><text:s text:c="8"/></text:span>}</text:p>
      <text:p text:style-name="P35"><text:span text:style-name="T49"><text:s text:c="8"/></text:span>u_integer(in,<text:span text:style-name="T49"> </text:span>points,<text:span text:style-name="T49"> </text:span>expon,<text:span text:style-name="T49"> </text:span>INCORRECT_SYMBOL);</text:p>
      <text:p text:style-name="P33"><text:span text:style-name="T49"><text:s text:c="8"/></text:span><text:span text:style-name="T52">break</text:span>;</text:p>
      <text:p text:style-name="P35"><text:span text:style-name="T49"><text:s text:c="8"/></text:span><text:span text:style-name="T44">//конец</text:span><text:span text:style-name="T49"> </text:span><text:span text:style-name="T44">строки</text:span></text:p>
      <text:p text:style-name="P35"><text:span text:style-name="T49"><text:s text:c="4"/></text:span><text:span text:style-name="T52">case</text:span><text:span text:style-name="T49"> </text:span><text:span text:style-name="T53">end_of_line</text:span>:</text:p>
      <text:p text:style-name="P35"><text:span text:style-name="T49"><text:s text:c="8"/></text:span><text:span text:style-name="T52">if</text:span><text:span text:style-name="T49"> </text:span>(points<text:span text:style-name="T49"> </text:span>==<text:span text:style-name="T49"> </text:span><text:span text:style-name="T51">1</text:span><text:span text:style-name="T49"> </text:span>||<text:span text:style-name="T49"> </text:span>expon<text:span text:style-name="T49"> </text:span>==<text:span text:style-name="T49"> </text:span><text:span text:style-name="T51">1</text:span>)</text:p>
      <text:p text:style-name="P35"><text:span text:style-name="T49"><text:s text:c="12"/></text:span><text:span text:style-name="T52">return</text:span><text:span text:style-name="T49"> </text:span><text:span text:style-name="T52">true</text:span>;</text:p>
      <text:p text:style-name="P35"><text:span text:style-name="T49"><text:s text:c="8"/></text:span><text:span text:style-name="T52">else</text:span></text:p>
      <text:p text:style-name="P33"><text:span text:style-name="T49"><text:s text:c="12"/></text:span><text:span text:style-name="T52">return</text:span><text:span text:style-name="T49"> </text:span><text:span text:style-name="T52">false</text:span>;</text:p>
      <text:p text:style-name="P35"><text:span text:style-name="T49"><text:s text:c="8"/></text:span><text:span text:style-name="T44">//экспонента</text:span></text:p>
      <text:p text:style-name="P35"><text:span text:style-name="T49"><text:s text:c="4"/></text:span><text:span text:style-name="T52">case</text:span><text:span text:style-name="T49"> </text:span><text:span text:style-name="T53">Exp</text:span>:</text:p>
      <text:p text:style-name="P35"><text:span text:style-name="T49"><text:s text:c="8"/></text:span><text:span text:style-name="T52">if</text:span><text:span text:style-name="T49"> </text:span>(expon<text:span text:style-name="T49"> </text:span>==<text:span text:style-name="T49"> </text:span><text:span text:style-name="T51">1</text:span>)</text:p>
      <text:p text:style-name="P35"><text:span text:style-name="T49"><text:s text:c="8"/></text:span>{</text:p>
      <text:p text:style-name="P35"><text:span text:style-name="T49"><text:s text:c="12"/></text:span>expon++;</text:p>
      <text:p text:style-name="P35"><text:span text:style-name="T49"><text:s text:c="12"/></text:span><text:span text:style-name="T52">return</text:span><text:span text:style-name="T49"> </text:span><text:span text:style-name="T52">false</text:span>;</text:p>
      <text:p text:style-name="P35"><text:span text:style-name="T49"><text:s text:c="8"/></text:span>}</text:p>
      <text:p text:style-name="P35"><text:span text:style-name="T49"><text:s text:c="8"/></text:span>expon++;</text:p>
      <text:p text:style-name="P35"><text:span text:style-name="T49"><text:s text:c="8"/></text:span>in.get();</text:p>
      <text:p text:style-name="P35"><text:span text:style-name="T49"><text:s text:c="8"/></text:span><text:span text:style-name="T52">if</text:span><text:span text:style-name="T49"> </text:span>(figure(in.peek())<text:span text:style-name="T49"> </text:span>!=<text:span text:style-name="T49"> </text:span><text:span text:style-name="T53">fig</text:span><text:span text:style-name="T49"> </text:span>&amp;&amp;<text:span text:style-name="T49"> </text:span>sign(in.peek()<text:span text:style-name="T49"> </text:span>==<text:span text:style-name="T49"> </text:span><text:span text:style-name="T52">false</text:span>))</text:p>
      <text:p text:style-name="P35"><text:span text:style-name="T49"><text:s text:c="8"/></text:span>{</text:p>
      <text:p text:style-name="P35"><text:span text:style-name="T49"><text:s text:c="12"/></text:span>INCORRECT_SYMBOL<text:span text:style-name="T49"> </text:span>=<text:span text:style-name="T49"> </text:span><text:span text:style-name="T51">1</text:span>;</text:p>
      <text:p text:style-name="P35"><text:span text:style-name="T49"><text:s text:c="12"/></text:span><text:span text:style-name="T52">return</text:span><text:span text:style-name="T49"> </text:span><text:span text:style-name="T52">false</text:span>;</text:p>
      <text:p text:style-name="P35"><text:span text:style-name="T49"><text:s text:c="8"/></text:span>}</text:p>
      <text:p text:style-name="P35"><text:span text:style-name="T49"><text:s text:c="8"/></text:span>integer(in,<text:span text:style-name="T49"> </text:span>points,<text:span text:style-name="T49"> </text:span>expon,<text:span text:style-name="T49"> </text:span>INCORRECT_SYMBOL);</text:p>
      <text:p text:style-name="P33"><text:span text:style-name="T49"><text:s text:c="8"/></text:span><text:span text:style-name="T52">break</text:span>;</text:p>
      <text:p text:style-name="P35"><text:span text:style-name="T49"><text:s text:c="4"/></text:span><text:span text:style-name="T52">case</text:span><text:span text:style-name="T49"> </text:span><text:span text:style-name="T53">fail</text:span>:</text:p>
      <text:p text:style-name="P35"><text:span text:style-name="T49"><text:s text:c="8"/></text:span>INCORRECT_SYMBOL<text:span text:style-name="T49"> </text:span>=<text:span text:style-name="T49"> </text:span><text:span text:style-name="T51">1</text:span>;</text:p>
      <text:p text:style-name="P35"><text:span text:style-name="T49"><text:s text:c="8"/></text:span><text:span text:style-name="T52">return</text:span><text:span text:style-name="T49"> </text:span><text:span text:style-name="T52">false</text:span>;</text:p>
      <text:p text:style-name="P35"><text:soft-page-break/><text:span text:style-name="T49"><text:s text:c="4"/></text:span>}</text:p>
      <text:p text:style-name="P35">}</text:p>
      <text:p text:style-name="P35"><text:span text:style-name="T52">bool</text:span><text:span text:style-name="T49"> </text:span>real(std::istream<text:span text:style-name="T49"> </text:span>&amp;in,<text:span text:style-name="T49"> </text:span><text:span text:style-name="T52">int</text:span><text:span text:style-name="T49"> </text:span>&amp;points,<text:span text:style-name="T49"> </text:span><text:span text:style-name="T52">int</text:span><text:span text:style-name="T49"> </text:span>&amp;expon,<text:span text:style-name="T49"> </text:span><text:span text:style-name="T52">bool</text:span><text:span text:style-name="T49"> </text:span>&amp;INCORRECT_SYMBOL)</text:p>
      <text:p text:style-name="P35">{</text:p>
      <text:p text:style-name="P35"><text:span text:style-name="T49"><text:s text:c="4"/></text:span><text:span text:style-name="T52">char</text:span><text:span text:style-name="T49"> </text:span>c<text:span text:style-name="T49"> </text:span>=<text:span text:style-name="T49"> </text:span>in.peek();</text:p>
      <text:p text:style-name="P35"><text:span text:style-name="T49"><text:s text:c="4"/></text:span><text:span text:style-name="T52">if</text:span><text:span text:style-name="T49"> </text:span>(c<text:span text:style-name="T49"> </text:span>==<text:span text:style-name="T49"> </text:span><text:span text:style-name="T44">'.'</text:span><text:span text:style-name="T49"> </text:span>||<text:span text:style-name="T49"> </text:span>c<text:span text:style-name="T49"> </text:span>==<text:span text:style-name="T49"> </text:span><text:span text:style-name="T44">'e'</text:span>)<text:span text:style-name="T49"> </text:span>{</text:p>
      <text:p text:style-name="P35"><text:span text:style-name="T49"><text:s text:c="8"/></text:span>INCORRECT_SYMBOL<text:span text:style-name="T49"> </text:span>=<text:span text:style-name="T49"> </text:span><text:span text:style-name="T51">1</text:span>;</text:p>
      <text:p text:style-name="P35"><text:span text:style-name="T49"><text:s text:c="8"/></text:span><text:span text:style-name="T52">return</text:span><text:span text:style-name="T49"> </text:span><text:span text:style-name="T52">false</text:span>;</text:p>
      <text:p text:style-name="P35"><text:span text:style-name="T49"><text:s text:c="4"/></text:span>}</text:p>
      <text:p text:style-name="P35"><text:span text:style-name="T49"><text:s text:c="4"/></text:span><text:span text:style-name="T52">if</text:span><text:span text:style-name="T49"> </text:span>(integer(in,<text:span text:style-name="T49"> </text:span>points,<text:span text:style-name="T49"> </text:span>expon,<text:span text:style-name="T49"> </text:span>INCORRECT_SYMBOL)<text:span text:style-name="T49"> </text:span>==<text:span text:style-name="T49"> </text:span><text:span text:style-name="T52">false</text:span>)<text:span text:style-name="T49"> </text:span><text:span text:style-name="T52">return</text:span><text:span text:style-name="T49"> </text:span><text:span text:style-name="T52">false</text:span>;</text:p>
      <text:p text:style-name="P35"><text:span text:style-name="T49"><text:s text:c="4"/></text:span><text:span text:style-name="T52">return</text:span><text:span text:style-name="T49"> </text:span><text:span text:style-name="T52">true</text:span>;</text:p>
      <text:p text:style-name="P35">}</text:p>
      <text:p text:style-name="P35"><text:span text:style-name="T52">int</text:span><text:span text:style-name="T49"> </text:span>main()</text:p>
      <text:p text:style-name="P35">{</text:p>
      <text:p text:style-name="P35"><text:span text:style-name="T49"><text:s text:c="4"/></text:span><text:span text:style-name="T52">bool</text:span><text:span text:style-name="T49"> </text:span>INCORRECT_SYMBOL<text:span text:style-name="T49"> </text:span>=<text:span text:style-name="T49"> </text:span><text:span text:style-name="T51">0</text:span>;</text:p>
      <text:p text:style-name="P35"><text:span text:style-name="T49"><text:s text:c="4"/></text:span><text:span text:style-name="T52">int</text:span><text:span text:style-name="T49"> </text:span>points<text:span text:style-name="T49"> </text:span>=<text:span text:style-name="T49"> </text:span><text:span text:style-name="T51">0</text:span>,<text:span text:style-name="T49"> </text:span>expon<text:span text:style-name="T49"> </text:span>=<text:span text:style-name="T49"> </text:span><text:span text:style-name="T51">0</text:span>;</text:p>
      <text:p text:style-name="P35"><text:span text:style-name="T49"><text:s text:c="4"/></text:span>setlocale(<text:span text:style-name="T51">0</text:span>,<text:span text:style-name="T49"> </text:span><text:span text:style-name="T44">"rus"</text:span>);</text:p>
      <text:p text:style-name="P35"><text:span text:style-name="T49"><text:s text:c="4"/></text:span>cout<text:span text:style-name="T49"> </text:span>&lt;&lt;<text:span text:style-name="T49"> </text:span><text:span text:style-name="T44">"Введите</text:span><text:span text:style-name="T49"> </text:span><text:span text:style-name="T44">строку"</text:span><text:span text:style-name="T49"> </text:span>&lt;&lt;<text:span text:style-name="T49"> </text:span>endl;</text:p>
      <text:p text:style-name="P35"><text:span text:style-name="T49"><text:s text:c="4"/></text:span>cin;</text:p>
      <text:p text:style-name="P35"><text:span text:style-name="T49"><text:s text:c="4"/></text:span><text:span text:style-name="T52">if</text:span><text:span text:style-name="T49"> </text:span>(cin.peek()<text:span text:style-name="T49"> </text:span>==<text:span text:style-name="T49"> </text:span><text:span text:style-name="T44">'\n'</text:span>)<text:span text:style-name="T49"> </text:span>{</text:p>
      <text:p text:style-name="P35"><text:span text:style-name="T49"><text:s text:c="8"/></text:span>cout<text:span text:style-name="T49"> </text:span>&lt;&lt;<text:span text:style-name="T49"> </text:span><text:span text:style-name="T44">"Пустая</text:span><text:span text:style-name="T49"> </text:span><text:span text:style-name="T44">строка"</text:span><text:span text:style-name="T49"> </text:span>&lt;&lt;<text:span text:style-name="T49"> </text:span>endl;</text:p>
      <text:p text:style-name="P35"><text:span text:style-name="T49"><text:s text:c="8"/></text:span><text:span text:style-name="T52">return</text:span><text:span text:style-name="T49"> </text:span><text:span text:style-name="T51">0</text:span>;</text:p>
      <text:p text:style-name="P33"><text:span text:style-name="T49"><text:s text:c="4"/></text:span>}</text:p>
      <text:p text:style-name="P35"><text:span text:style-name="T49"><text:s text:c="4"/></text:span><text:span text:style-name="T52">if</text:span><text:span text:style-name="T49"> </text:span>(real(cin,<text:span text:style-name="T49"> </text:span>points,<text:span text:style-name="T49"> </text:span>expon,<text:span text:style-name="T49"> </text:span>INCORRECT_SYMBOL)<text:span text:style-name="T49"> </text:span>==<text:span text:style-name="T49"> </text:span><text:span text:style-name="T52">true</text:span>)</text:p>
      <text:p text:style-name="P35"><text:span text:style-name="T49"><text:s text:c="8"/></text:span>cout<text:span text:style-name="T49"> </text:span>&lt;&lt;<text:span text:style-name="T49"> </text:span><text:span text:style-name="T44">"Число</text:span><text:span text:style-name="T49"> </text:span><text:span text:style-name="T44">вещественное\n"</text:span>;</text:p>
      <text:p text:style-name="P35"><text:span text:style-name="T49"><text:s text:c="4"/></text:span><text:span text:style-name="T52">else</text:span><text:span text:style-name="T49"> </text:span>what_fail(points,<text:span text:style-name="T49"> </text:span>expon,<text:span text:style-name="T49"> </text:span>INCORRECT_SYMBOL);</text:p>
      <text:p text:style-name="P35"><text:span text:style-name="T49"><text:s text:c="4"/></text:span><text:span text:style-name="T44">//system("pause");</text:span></text:p>
      <text:p text:style-name="P35"><text:span text:style-name="T49"><text:s text:c="4"/></text:span><text:span text:style-name="T52">return</text:span><text:span text:style-name="T49"> </text:span><text:span text:style-name="T51">0</text:span>;</text:p>
      <text:p text:style-name="P33">}</text:p>
      <text:p text:style-name="P19"><text:span text:style-name="T40"/>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7"/></text:p>
      <text:p text:style-name="P10"/>
      <text:p text:style-name="P16"><text:soft-page-break/><text:span text:style-name="T48"><text:s text:c="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sine" svg:font-family="Cousine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padding="0cm" fo:border="no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катерина Михеева</meta:initial-creator>
    <meta:editing-cycles>15</meta:editing-cycles>
    <meta:creation-date>2017-09-15T20:45:00</meta:creation-date>
    <dc:date>2017-10-03T11:58:54.051299649</dc:date>
    <meta:editing-duration>PT5H57M18S</meta:editing-duration>
    <meta:generator>LibreOffice/5.3.1.2$Linux_X86_64 LibreOffice_project/30m0$Build-2</meta:generator>
    <meta:document-statistic meta:table-count="2" meta:image-count="0" meta:object-count="0" meta:page-count="9" meta:paragraph-count="258" meta:word-count="966" meta:character-count="7553" meta:non-whitespace-character-count="6082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